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automatic-styles>
    <style:style style:name="Tabla1" style:family="table">
      <style:table-properties style:width="17cm" table:align="margins" style:may-break-between-rows="false"/>
    </style:style>
    <style:style style:name="Tabla1.A" style:family="table-column">
      <style:table-column-properties style:column-width="2.399cm" style:rel-column-width="1361*"/>
    </style:style>
    <style:style style:name="Tabla1.B" style:family="table-column">
      <style:table-column-properties style:column-width="14.601cm" style:rel-column-width="8282*"/>
    </style:style>
    <style:style style:name="Tabla1.A1" style:family="table-cell">
      <style:table-cell-properties fo:background-color="#b2b2b2" fo:padding="0.097cm" fo:border-left="0.5pt solid #000000" fo:border-right="none" fo:border-top="0.5pt solid #000000" fo:border-bottom="0.5pt solid #000000">
        <style:background-image/>
      </style:table-cell-properties>
    </style:style>
    <style:style style:name="Tabla1.B1" style:family="table-cell">
      <style:table-cell-properties fo:background-color="#b2b2b2" fo:padding="0.097cm" fo:border="0.5pt solid #000000">
        <style:background-image/>
      </style:table-cell-properties>
    </style:style>
    <style:style style:name="Tabla1.A2" style:family="table-cell">
      <style:table-cell-properties fo:background-color="#b2b2b2" fo:padding="0.097cm" fo:border-left="0.5pt solid #000000" fo:border-right="none" fo:border-top="none" fo:border-bottom="0.5pt solid #000000">
        <style:background-image/>
      </style:table-cell-properties>
    </style:style>
    <style:style style:name="Tabla1.B2" style:family="table-cell">
      <style:table-cell-properties fo:background-color="#b2b2b2" fo:padding="0.097cm" fo:border-left="0.5pt solid #000000" fo:border-right="0.5pt solid #000000" fo:border-top="none" fo:border-bottom="0.5pt solid #000000">
        <style:background-image/>
      </style:table-cell-properties>
    </style:style>
    <style:style style:name="Tabla1.A4"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officeooo:rsid="0011da85" officeooo:paragraph-rsid="0011da85"/>
    </style:style>
    <style:style style:name="P2" style:family="paragraph" style:parent-style-name="Table_20_Contents">
      <style:paragraph-properties fo:text-align="end" style:justify-single-word="false"/>
      <style:text-properties officeooo:rsid="0011da85" officeooo:paragraph-rsid="0011da85"/>
    </style:style>
    <style:style style:name="P3" style:family="paragraph" style:parent-style-name="Table_20_Contents">
      <style:text-properties officeooo:rsid="0011da85" officeooo:paragraph-rsid="0010554c"/>
    </style:style>
    <style:style style:name="P4" style:family="paragraph" style:parent-style-name="Table_20_Contents">
      <style:text-properties officeooo:rsid="0011da85" officeooo:paragraph-rsid="0011da85" fo:background-color="#ffffff"/>
    </style:style>
    <style:style style:name="T1" style:family="text">
      <style:text-properties officeooo:rsid="0010554c"/>
    </style:style>
    <style:style style:name="T2" style:family="text">
      <style:text-properties officeooo:rsid="0012adb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2">To:</text:p>
          </table:table-cell>
          <table:table-cell table:style-name="Tabla1.B1" office:value-type="string">
            <text:p text:style-name="P4"><text:tab/>jamjohnson@webhosting.uk<text:span text:style-name="T2"> <text:s text:c="77"/></text:span></text:p>
          </table:table-cell>
        </table:table-row>
        <table:table-row>
          <table:table-cell table:style-name="Tabla1.A2" office:value-type="string">
            <text:p text:style-name="P2">From:</text:p>
          </table:table-cell>
          <table:table-cell table:style-name="Tabla1.B2" office:value-type="string">
            <text:p text:style-name="P4"><text:tab/>hemcdowell@sportwear.es<text:span text:style-name="T2"> <text:s text:c="79"/></text:span></text:p>
          </table:table-cell>
        </table:table-row>
        <table:table-row>
          <table:table-cell table:style-name="Tabla1.A2" office:value-type="string">
            <text:p text:style-name="P2">Subject:</text:p>
          </table:table-cell>
          <table:table-cell table:style-name="Tabla1.B2" office:value-type="string">
            <text:p text:style-name="P4"><text:tab/>Website hosting<text:span text:style-name="T2"> <text:s text:c="97"/></text:span></text:p>
          </table:table-cell>
        </table:table-row>
        <table:table-row>
          <table:table-cell table:style-name="Tabla1.A4" table:number-columns-spanned="2" office:value-type="string">
            <text:p text:style-name="P3">Dear Mr. Johnson,</text:p>
            <text:p text:style-name="P3"/>
            <text:p text:style-name="P3">I am writing to you after reading an article in technology magazine BYTE about your web hosting company.</text:p>
            <text:p text:style-name="P3"/>
            <text:p text:style-name="P3">Our company is interested in creating a website and I have read in the magazine article that they offer very good website hosting services.</text:p>
            <text:p text:style-name="P3"/>
            <text:p text:style-name="P3">We produce sports clothing and we have a store in Valencia. Now we would also like to have an online store to open our market and expand the business. It is very important for us to have high SEO on multiple search engines and incorporate social media into our website. Additionally, it would be necessary to provide social proof comments to make our business credible to other visitors. Can you guarantee that the payment gateway is 100% secure?</text:p>
            <text:p text:style-name="P3"/>
            <text:p text:style-name="P3">We will be happy to receive additional suggestions.</text:p>
            <text:p text:style-name="P3"/>
            <text:p text:style-name="P3">I look forward to hearing from you.</text:p>
            <text:p text:style-name="P3"/>
            <text:p text:style-name="P3">Greetings,</text:p>
            <text:p text:style-name="P3">Henry McDowell</text:p>
            <text:p text:style-name="P3">Marketing and Sales Manager</text:p>
            <text:p text:style-name="P3">Sportswear</text:p>
          </table:table-cell>
          <table:covered-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loext:opacity="0%" style:font-name="Arial" fo:font-size="11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0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0pt"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0T21:12:13.186998573</meta:creation-date>
    <dc:date>2023-12-10T22:09:16.705428409</dc:date>
    <meta:editing-duration>PT3M47S</meta:editing-duration>
    <meta:editing-cycles>2</meta:editing-cycles>
    <meta:generator>LibreOffice/7.6.4.1$Linux_X86_64 LibreOffice_project/60$Build-1</meta:generator>
    <meta:print-date>2023-12-10T22:03:40.521723161</meta:print-date>
    <meta:printed-by>Archivos PDF</meta:printed-by>
    <meta:document-statistic meta:table-count="1" meta:image-count="0" meta:object-count="0" meta:page-count="1" meta:paragraph-count="16" meta:word-count="153" meta:character-count="1190" meta:non-whitespace-character-count="794"/>
  </office:meta>
</office:document-meta>
</file>